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cm" fo:border="none"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style:writing-mode="page"/>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style:writing-mode="page"/>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style:writing-mode="page"/>
    </style:style>
    <style:style style:name="Tabla8" style:family="table">
      <style:table-properties style:width="17.59cm" table:align="margins"/>
    </style:style>
    <style:style style:name="Tabla8.A" style:family="table-column">
      <style:table-column-properties style:column-width="8.795cm" style:rel-column-width="32767*"/>
    </style:style>
    <style:style style:name="Tabla8.B" style:family="table-column">
      <style:table-column-properties style:column-width="8.795cm" style:rel-column-width="32768*"/>
    </style:style>
    <style:style style:name="Tabla8.A1" style:family="table-cell">
      <style:table-cell-properties style:writing-mode="page"/>
    </style:style>
    <style:style style:name="Tabla9" style:family="table">
      <style:table-properties style:width="17.59cm" table:align="margins"/>
    </style:style>
    <style:style style:name="Tabla9.A" style:family="table-column">
      <style:table-column-properties style:column-width="8.795cm" style:rel-column-width="32767*"/>
    </style:style>
    <style:style style:name="Tabla9.B" style:family="table-column">
      <style:table-column-properties style:column-width="8.795cm" style:rel-column-width="32768*"/>
    </style:style>
    <style:style style:name="Tabla9.A1" style:family="table-cell">
      <style:table-cell-properties style:writing-mode="page"/>
    </style:style>
    <style:style style:name="Tabla10" style:family="table">
      <style:table-properties style:width="17.59cm" table:align="margins"/>
    </style:style>
    <style:style style:name="Tabla10.A" style:family="table-column">
      <style:table-column-properties style:column-width="8.795cm" style:rel-column-width="32767*"/>
    </style:style>
    <style:style style:name="Tabla10.B" style:family="table-column">
      <style:table-column-properties style:column-width="8.795cm" style:rel-column-width="32768*"/>
    </style:style>
    <style:style style:name="Tabla10.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rsid="000956e8" officeooo:paragraph-rsid="0016a53e"/>
    </style:style>
    <style:style style:name="P4" style:family="paragraph" style:parent-style-name="Text_20_body">
      <style:text-properties officeooo:rsid="000956e8" officeooo:paragraph-rsid="0016a53e"/>
    </style:style>
    <style:style style:name="P5" style:family="paragraph" style:parent-style-name="Table_20_Contents">
      <style:text-properties officeooo:paragraph-rsid="000956e8"/>
    </style:style>
    <style:style style:name="P6" style:family="paragraph" style:parent-style-name="Title">
      <style:text-properties officeooo:rsid="00097368" officeooo:paragraph-rsid="00097368"/>
    </style:style>
    <style:style style:name="P7" style:family="paragraph" style:parent-style-name="Table_20_Contents">
      <style:text-properties officeooo:rsid="00097368" officeooo:paragraph-rsid="00097368"/>
    </style:style>
    <style:style style:name="P8" style:family="paragraph" style:parent-style-name="Table_20_Contents">
      <style:text-properties officeooo:rsid="0009ec19" officeooo:paragraph-rsid="0009ec19"/>
    </style:style>
    <style:style style:name="P9" style:family="paragraph" style:parent-style-name="Table_20_Contents">
      <style:text-properties fo:font-weight="bold" officeooo:rsid="0009ec19" officeooo:paragraph-rsid="0009ec19" style:font-weight-asian="bold" style:font-weight-complex="bold"/>
    </style:style>
    <style:style style:name="P10" style:family="paragraph" style:parent-style-name="Table_20_Contents">
      <style:text-properties fo:font-weight="bold" officeooo:rsid="0011552f" officeooo:paragraph-rsid="0011552f" style:font-weight-asian="bold" style:font-weight-complex="bold"/>
    </style:style>
    <style:style style:name="P11" style:family="paragraph" style:parent-style-name="Table_20_Contents">
      <style:text-properties fo:font-weight="normal" officeooo:rsid="0009ec19" officeooo:paragraph-rsid="0009ec19" style:font-weight-asian="normal" style:font-weight-complex="normal"/>
    </style:style>
    <style:style style:name="P12" style:family="paragraph" style:parent-style-name="Table_20_Contents">
      <style:text-properties officeooo:rsid="000a5808" officeooo:paragraph-rsid="000a5808"/>
    </style:style>
    <style:style style:name="P13" style:family="paragraph" style:parent-style-name="Table_20_Contents">
      <style:text-properties officeooo:rsid="000c4d66" officeooo:paragraph-rsid="000c4d66"/>
    </style:style>
    <style:style style:name="P14" style:family="paragraph" style:parent-style-name="Table_20_Contents">
      <style:text-properties officeooo:rsid="000d4553" officeooo:paragraph-rsid="000d4553"/>
    </style:style>
    <style:style style:name="P15" style:family="paragraph" style:parent-style-name="Table_20_Contents">
      <style:text-properties officeooo:rsid="000ff002" officeooo:paragraph-rsid="000ff002"/>
    </style:style>
    <style:style style:name="P16" style:family="paragraph" style:parent-style-name="Text_20_body">
      <style:text-properties officeooo:rsid="000f0e15" officeooo:paragraph-rsid="000f0e15"/>
    </style:style>
    <style:style style:name="P17" style:family="paragraph" style:parent-style-name="Table_20_Contents">
      <style:text-properties officeooo:rsid="00114f37" officeooo:paragraph-rsid="00114f37"/>
    </style:style>
    <style:style style:name="P18" style:family="paragraph" style:parent-style-name="Table_20_Contents">
      <style:text-properties officeooo:rsid="0011552f" officeooo:paragraph-rsid="0011552f"/>
    </style:style>
    <style:style style:name="P19" style:family="paragraph" style:parent-style-name="Text_20_body">
      <style:text-properties officeooo:rsid="0011552f" officeooo:paragraph-rsid="0011552f"/>
    </style:style>
    <style:style style:name="P20" style:family="paragraph" style:parent-style-name="Table_20_Contents">
      <style:text-properties officeooo:rsid="0012cdb9" officeooo:paragraph-rsid="0012cdb9"/>
    </style:style>
    <style:style style:name="P21" style:family="paragraph" style:parent-style-name="Table_20_Contents">
      <style:text-properties officeooo:rsid="0012cdb9" officeooo:paragraph-rsid="0013465f"/>
    </style:style>
    <style:style style:name="P22" style:family="paragraph" style:parent-style-name="Table_20_Contents">
      <style:text-properties officeooo:rsid="0013465f" officeooo:paragraph-rsid="0013465f"/>
    </style:style>
    <style:style style:name="P23" style:family="paragraph" style:parent-style-name="Text_20_body">
      <style:text-properties officeooo:rsid="0014c34c" officeooo:paragraph-rsid="0014c34c"/>
    </style:style>
    <style:style style:name="P24" style:family="paragraph" style:parent-style-name="Table_20_Contents">
      <style:text-properties officeooo:paragraph-rsid="0016a53e"/>
    </style:style>
    <style:style style:name="P25" style:family="paragraph" style:parent-style-name="Table_20_Contents">
      <style:text-properties officeooo:rsid="0017d83a" officeooo:paragraph-rsid="0017d83a"/>
    </style:style>
    <style:style style:name="P26" style:family="paragraph" style:parent-style-name="Text_20_body">
      <style:text-properties officeooo:rsid="0017d83a" officeooo:paragraph-rsid="0017d83a"/>
    </style:style>
    <style:style style:name="P27" style:family="paragraph" style:parent-style-name="Table_20_Contents">
      <style:text-properties officeooo:rsid="00185c61" officeooo:paragraph-rsid="00185c61"/>
    </style:style>
    <style:style style:name="P28" style:family="paragraph" style:parent-style-name="Text_20_body">
      <style:text-properties officeooo:rsid="0018ca31" officeooo:paragraph-rsid="0018ca31"/>
    </style:style>
    <style:style style:name="P29" style:family="paragraph" style:parent-style-name="Heading_20_1">
      <style:text-properties officeooo:rsid="000956e8" officeooo:paragraph-rsid="000956e8"/>
    </style:style>
    <style:style style:name="P30" style:family="paragraph" style:parent-style-name="Heading_20_1">
      <style:paragraph-properties fo:break-before="page"/>
      <style:text-properties officeooo:rsid="000956e8" officeooo:paragraph-rsid="000956e8"/>
    </style:style>
    <style:style style:name="P31" style:family="paragraph" style:parent-style-name="Heading_20_1">
      <style:paragraph-properties fo:break-before="page"/>
      <style:text-properties officeooo:rsid="000956e8" officeooo:paragraph-rsid="0016a53e"/>
    </style:style>
    <style:style style:name="P32" style:family="paragraph" style:parent-style-name="Table_20_Contents" style:list-style-name="L1">
      <style:text-properties officeooo:rsid="0017d83a" officeooo:paragraph-rsid="0017d83a"/>
    </style:style>
    <style:style style:name="P33" style:family="paragraph" style:parent-style-name="Table_20_Contents" style:list-style-name="L2">
      <style:text-properties officeooo:rsid="00185c61" officeooo:paragraph-rsid="00185c61"/>
    </style:style>
    <style:style style:name="P34" style:family="paragraph" style:parent-style-name="Table_20_Contents">
      <style:text-properties officeooo:rsid="0018ca31" officeooo:paragraph-rsid="0018ca31"/>
    </style:style>
    <style:style style:name="P35" style:family="paragraph" style:parent-style-name="Table_20_Contents" style:list-style-name="L3">
      <style:text-properties officeooo:rsid="0018ca31" officeooo:paragraph-rsid="0018ca31"/>
    </style:style>
    <style:style style:name="P36" style:family="paragraph" style:parent-style-name="Table_20_Contents" style:list-style-name="L3">
      <style:text-properties officeooo:paragraph-rsid="0018ca31"/>
    </style:style>
    <style:style style:name="T1" style:family="text">
      <style:text-properties fo:font-weight="bold" style:font-weight-asian="bold" style:font-weight-complex="bold"/>
    </style:style>
    <style:style style:name="T2" style:family="text">
      <style:text-properties fo:font-weight="bold" officeooo:rsid="00097368" style:font-weight-asian="bold" style:font-weight-complex="bold"/>
    </style:style>
    <style:style style:name="T3" style:family="text">
      <style:text-properties officeooo:rsid="00097368"/>
    </style:style>
    <style:style style:name="T4" style:family="text">
      <style:text-properties officeooo:rsid="0009ec19"/>
    </style:style>
    <style:style style:name="T5" style:family="text">
      <style:text-properties fo:font-weight="normal" style:font-weight-asian="normal" style:font-weight-complex="normal"/>
    </style:style>
    <style:style style:name="T6" style:family="text">
      <style:text-properties officeooo:rsid="000f0e15"/>
    </style:style>
    <style:style style:name="T7" style:family="text">
      <style:text-properties officeooo:rsid="0011552f"/>
    </style:style>
    <style:style style:name="T8" style:family="text">
      <style:text-properties officeooo:rsid="0013465f"/>
    </style:style>
    <style:style style:name="T9" style:family="text">
      <style:text-properties officeooo:rsid="00185c61"/>
    </style:style>
    <style:style style:name="T10" style:family="text">
      <style:text-properties officeooo:rsid="0018ca31"/>
    </style:style>
    <style:style style:name="T11" style:family="text">
      <style:text-properties style:text-underline-style="solid" style:text-underline-width="auto" style:text-und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rendiendo C/C++</text:p>
      <text:h text:style-name="P29" text:outline-level="1">Notas</text:h>
      <text:p text:style-name="P2">Día: //2024</text:p>
      <text:p text:style-name="P2">Tema: <text:span text:style-name="T2">Devolver múltiples Valores</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office:value-type="string">
            <text:p text:style-name="P7">Devolver múltiples valores</text:p>
            <text:p text:style-name="P7"/>
            <text:p text:style-name="P17">Pasar referencia </text:p>
            <text:p text:style-name="P17">&lt;tipo de datos&gt;&amp;</text:p>
          </table:table-cell>
          <table:table-cell table:style-name="Tabla1.A1" office:value-type="string">
            <text:p text:style-name="P7">Al pasar una referencia de una variable a los parámetros de una función, es posible poder asignar valores a estas referencias, de tal manera que podamos usar estos valores como valores devueltos por la función en la función que invocó la función con parámetros.</text:p>
            <text:p text:style-name="P17">Solo se pasan como referencia en las declaraciones de las funciones, como los parámetros de cada función</text:p>
          </table:table-cell>
        </table:table-row>
        <table:table-row>
          <table:table-cell table:style-name="Tabla1.A1" office:value-type="string">
            <text:p text:style-name="P7">Intercambiar valores</text:p>
          </table:table-cell>
          <table:table-cell table:style-name="Tabla1.A1" office:value-type="string">
            <text:p text:style-name="P7">Guardar el primer valor en una ubicación temporal.</text:p>
            <text:p text:style-name="P7">Almacenar el segundo valor en la primera variable</text:p>
            <text:p text:style-name="P7">Almacenar el valor temporal en la segunda variable.</text:p>
          </table:table-cell>
        </table:table-row>
        <table:table-row>
          <table:table-cell table:style-name="Tabla1.A1" office:value-type="string">
            <text:p text:style-name="Table_20_Contents">&lt;<text:span text:style-name="T3">Tipo de datos&gt; &amp; </text:span><text:span text:style-name="T4">nombre</text:span></text:p>
          </table:table-cell>
          <table:table-cell table:style-name="Tabla1.A1" office:value-type="string">
            <text:p text:style-name="P7">Es una referencia a una variable del tipo de datos indicado</text:p>
          </table:table-cell>
        </table:table-row>
        <table:table-row>
          <table:table-cell table:style-name="Tabla1.A1" office:value-type="string">
            <text:p text:style-name="P8">Funciones inline</text:p>
          </table:table-cell>
          <table:table-cell table:style-name="Tabla1.A1" office:value-type="string">
            <text:p text:style-name="P8">Son funciones que se reemplazan las líneas de código en donde son invocadas, se usan cuando es código es repetitivo, pero sin el espacio que ocupan las variables de los parámetros.</text:p>
            <text:p text:style-name="P9">Inline &lt;<text:span text:style-name="T5">Tipo de datos</text:span>&gt; <text:span text:style-name="T5">nombre (parámetros){</text:span></text:p>
            <text:p text:style-name="P11"><text:s text:c="4"/>instrucciones;</text:p>
            <text:p text:style-name="P11">}</text:p>
          </table:table-cell>
        </table:table-row>
        <table:table-row>
          <table:table-cell table:style-name="Tabla1.A1" office:value-type="string">
            <text:p text:style-name="P8">Funciones prototipo</text:p>
          </table:table-cell>
          <table:table-cell table:style-name="Tabla1.A1" office:value-type="string">
            <text:p text:style-name="P8">Son declaraciones de funciones que se usarán en un futuro. </text:p>
            <text:p text:style-name="P8">&lt;<text:span text:style-name="T1">Tipo de datos</text:span>&gt; <text:span text:style-name="T5"><text:s/>nombre (&lt;Tipo de datos&gt;)</text:span></text:p>
            <text:p text:style-name="P11"/>
            <text:p text:style-name="P11">No se usa el nombre del parámetro ya que solo estamos definiendo la función.</text:p>
          </table:table-cell>
        </table:table-row>
        <table:table-row>
          <table:table-cell table:style-name="Tabla1.A1" office:value-type="string">
            <text:p text:style-name="P12">Rand()</text:p>
          </table:table-cell>
          <table:table-cell table:style-name="Tabla1.A1" office:value-type="string">
            <text:p text:style-name="P12">Genera una serie de números aleatorios entre 0 y RAND_MAX</text:p>
          </table:table-cell>
        </table:table-row>
        <table:table-row>
          <table:table-cell table:style-name="Tabla1.A1" office:value-type="string">
            <text:p text:style-name="P12">srand()</text:p>
          </table:table-cell>
          <table:table-cell table:style-name="Tabla1.A1" office:value-type="string">
            <text:p text:style-name="P12">Proporciona una semilla para poder generar números aleatorios, si no se coloca una semilla o se coloca la misma, se generarán la misma secuencia de números. Es llamada solo una vez para posteriormente generar los números aleatorios con rand().</text:p>
          </table:table-cell>
        </table:table-row>
        <text:soft-page-break/>
        <table:table-row>
          <table:table-cell table:style-name="Tabla1.A1" office:value-type="string">
            <text:p text:style-name="P12">Time()</text:p>
          </table:table-cell>
          <table:table-cell table:style-name="Tabla1.A1" office:value-type="string">
            <text:p text:style-name="P12">Función para leer el tiempo, con NULL la computadora lee el tiempo del reloj interno de la computadora en segundos.</text:p>
          </table:table-cell>
        </table:table-row>
        <table:table-row>
          <table:table-cell table:style-name="Tabla1.A1" office:value-type="string">
            <text:p text:style-name="P13">Escalamiento</text:p>
          </table:table-cell>
          <table:table-cell table:style-name="Tabla1.A1" office:value-type="string">
            <text:p text:style-name="P13">Acción de ajustar los números aleatorios generados para poder estar dentro de cierto rango.</text:p>
            <text:p text:style-name="P13">rand()/RAND-MAX → 0.0 – 1.0</text:p>
            <text:p text:style-name="P13">rand()%N → 0 – N-1</text:p>
            <text:p text:style-name="P13">1+rand()%N → 0 – N</text:p>
            <text:p text:style-name="P13">a+rand() % (b+1-a) → a - b</text:p>
          </table:table-cell>
        </table:table-row>
        <table:table-row>
          <table:table-cell table:style-name="Tabla1.A1" office:value-type="string">
            <text:p text:style-name="P14">Resudio de las potencias</text:p>
          </table:table-cell>
          <table:table-cell table:style-name="Tabla1.A1" office:value-type="string">
            <text:p text:style-name="P14">Se empieza con un número de n dígitos como semilla.</text:p>
            <text:p text:style-name="P14">La semilla se multiplica por 10exp(n/2-3)</text:p>
            <text:p text:style-name="P14">Usar los n dígitos inferiores del resultado.</text:p>
            <text:p text:style-name="P14">El residuo produce una nueva semilla.</text:p>
            <text:p text:style-name="P14">5x10exp(n-2) numeros “aleatorios”</text:p>
          </table:table-cell>
        </table:table-row>
      </table:table>
      <text:p text:style-name="P2">Resumen:</text:p>
      <text:p text:style-name="P16">Para poder devolver múltiples valores se pueden pasar parámetros de referencia para poder ingresar los valores en esas respectivas variables. </text:p>
      <text:p text:style-name="P16">Tipo de datos &amp;variable, es la referencia a una variable</text:p>
      <text:p text:style-name="P16">Funciones inline es código que es reemplazado dentro de donde son colocadas, se realiza para reducir espacio de almacenamiento. Inline &lt;tipo de datos&gt; nombre (parametros)</text:p>
      <text:p text:style-name="P16">Rand () entre 0 y RAND_MAX</text:p>
      <text:p text:style-name="P16">srand() se coloca la semila</text:p>
      <text:p text:style-name="P16">Time() leer el tiempo de la pc, NULL para ver el tiempo actual en segundos</text:p>
      <text:p text:style-name="P16">Escalamiento, para poder ajustar los números generados según las necesidades</text:p>
      <text:p text:style-name="P16"/>
      <text:h text:style-name="P30" text:outline-level="1">Notas</text:h>
      <text:p text:style-name="P2">Día: <text:span text:style-name="T6">20</text:span>/<text:span text:style-name="T6">04</text:span>/2024</text:p>
      <text:p text:style-name="P2">Tema: <text:span text:style-name="T6">Alcance de una variable</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15">Alcance</text:p>
          </table:table-cell>
          <table:table-cell table:style-name="Tabla2.A1" office:value-type="string">
            <text:p text:style-name="P15">Sección del programa en donde el identificador, como una variable, es conocido.</text:p>
          </table:table-cell>
        </table:table-row>
        <table:table-row>
          <table:table-cell table:style-name="Tabla2.A1" office:value-type="string">
            <text:p text:style-name="P15">Alcance local</text:p>
          </table:table-cell>
          <table:table-cell table:style-name="Tabla2.A1" office:value-type="string">
            <text:p text:style-name="P15">Es una declaración de hecha dentro del cuerpo de una función por lo que solo tiene alcance dentro de la misma.</text:p>
          </table:table-cell>
        </table:table-row>
        <table:table-row>
          <table:table-cell table:style-name="Tabla2.A1" office:value-type="string">
            <text:p text:style-name="P15">Alcance global</text:p>
          </table:table-cell>
          <table:table-cell table:style-name="Tabla2.A1" office:value-type="string">
            <text:p text:style-name="P15">Es una instrucción de declaración hecha fuera de cualquier función, también son conocidas como variables globales.</text:p>
          </table:table-cell>
        </table:table-row>
        <table:table-row>
          <table:table-cell table:style-name="Tabla2.A1" office:value-type="string">
            <text:p text:style-name="P15">Operador de resolución de alcance :: </text:p>
          </table:table-cell>
          <table:table-cell table:style-name="Tabla2.A1" office:value-type="string">
            <text:p text:style-name="P15">Es usado cuando una variable tiene el mismo nombre de manera local y de manera global, lo que hace que siempre se use la variable local, para solucionarlo se hace uso de “::” antes del nombre de la variable, lo que hará que el compilador haga uso de la variable global.</text:p>
          </table:table-cell>
        </table:table-row>
        <table:table-row>
          <table:table-cell table:style-name="Tabla2.A1" office:value-type="string">
            <text:p text:style-name="P15">Malas practicas</text:p>
          </table:table-cell>
          <table:table-cell table:style-name="Tabla2.A1" office:value-type="string">
            <text:p text:style-name="P15">No hacer que las variables usadas por las funciones sean globales en lugar de pasarlas como parámetros, ya que confunde al lector de código y destruye la estructura para que las funciones sean aisladas.</text:p>
          </table:table-cell>
        </table:table-row>
        <table:table-row>
          <table:table-cell table:style-name="Tabla2.A1" office:value-type="string">
            <text:p text:style-name="P15">Buenas prácticas</text:p>
          </table:table-cell>
          <table:table-cell table:style-name="Tabla2.A1" office:value-type="string">
            <text:p text:style-name="P15">Las variables globales deben ser creadas cuando varias funciones comparten la mismas variables o constantes</text:p>
          </table:table-cell>
        </table:table-row>
        <table:table-row>
          <table:table-cell table:style-name="Tabla2.A1" office:value-type="string">
            <text:p text:style-name="P15">Declaración de funciones prototipo</text:p>
          </table:table-cell>
          <table:table-cell table:style-name="Tabla2.A1" office:value-type="string">
            <text:p text:style-name="P15">Colocar la declaración de una función prototipo dentro de una función hace que solo este disponible para la función en la que se ha declarado.</text:p>
          </table:table-cell>
        </table:table-row>
        <table:table-row>
          <table:table-cell table:style-name="Tabla2.A1" office:value-type="string">
            <text:p text:style-name="P17">Clases de almacenamiento </text:p>
          </table:table-cell>
          <table:table-cell table:style-name="Tabla2.A1" office:value-type="string">
            <text:p text:style-name="P17">No solo se habla de alcance en memoria de las variables, sino tambien en tiempo, ya que cuando se inicializa una variable dentro de una función esta varaible es librerada y su valor es destruido una vez que la función regresa el control a la función que la ha llamado.</text:p>
          </table:table-cell>
        </table:table-row>
        <table:table-row>
          <table:table-cell table:style-name="Tabla2.A1" office:value-type="string">
            <text:p text:style-name="P17">Auto</text:p>
          </table:table-cell>
          <table:table-cell table:style-name="Tabla2.A1" office:value-type="string">
            <text:p text:style-name="P17">Es la clase de almacenamiento para variables locales, es construida cada que la función es llamada y es destruida cuando la función regresa el control a la función que la ha llamado.</text:p>
            <text:p text:style-name="P17">Se inicializan en tiempo de ejecución.</text:p>
          </table:table-cell>
        </table:table-row>
        <table:table-row>
          <table:table-cell table:style-name="Tabla2.A1" office:value-type="string">
            <text:p text:style-name="P17">Static</text:p>
          </table:table-cell>
          <table:table-cell table:style-name="Tabla2.A1" office:value-type="string">
            <text:p text:style-name="P17">Las variables declaradas con static permanecen en existencia durante la vida del programa.</text:p>
            <text:p text:style-name="P17">Se inicializan solo una vez en tiempo de compilación o solo una vez al iniciar el programa.</text:p>
            <text:p text:style-name="P17"><text:soft-page-break/>Así la función puede “recordar” el valor que tomó la variable la última vez que fue llamada. Solo pueden ser inicializadas con expresiones constantes. Se colocan en 0 cuando no hay inicialización explícita.</text:p>
          </table:table-cell>
        </table:table-row>
        <table:table-row>
          <table:table-cell table:style-name="Tabla2.A1" office:value-type="string">
            <text:p text:style-name="P17">Register</text:p>
          </table:table-cell>
          <table:table-cell table:style-name="Tabla2.A1" office:value-type="string">
            <text:p text:style-name="P17">Mismo concepto que auto, pero en valor reservado es una ubicación dentro de los registros de la CPU, lo que hace más rápido el acceso a la variable además de reducir el espacio para referenciarla.</text:p>
            <text:p text:style-name="P17">NO pueden ser usadas con el operador &amp; ya que los registros no tienen direcciones de memoria estándard.</text:p>
          </table:table-cell>
        </table:table-row>
        <table:table-row>
          <table:table-cell table:style-name="Tabla2.A1" office:value-type="string">
            <text:p text:style-name="P17">Extern</text:p>
          </table:table-cell>
          <table:table-cell table:style-name="Tabla2.A1" office:value-type="string">
            <text:p text:style-name="P17">Hace que el alcance de una variable se pueda extender más allá de los límites normales (archivo)</text:p>
          </table:table-cell>
        </table:table-row>
        <table:table-row>
          <table:table-cell table:style-name="Tabla2.A1" office:value-type="string">
            <text:p text:style-name="P17">Static (global)</text:p>
          </table:table-cell>
          <table:table-cell table:style-name="Tabla2.A1" office:value-type="string">
            <text:p text:style-name="P17">Se usa para limitar el alcance de la variable de manera global al archivo en el que se encuentra, además de inicializar en 0.</text:p>
          </table:table-cell>
        </table:table-row>
        <table:table-row>
          <table:table-cell table:style-name="Tabla2.A1" office:value-type="string">
            <text:p text:style-name="P5"/>
          </table:table-cell>
          <table:table-cell table:style-name="Tabla2.A1" office:value-type="string">
            <text:p text:style-name="P5"/>
          </table:table-cell>
        </table:table-row>
      </table:table>
      <text:p text:style-name="P2">Resumen:</text:p>
      <text:p text:style-name="P19">El alcance de una variable se refiere a la parte del código en donde el identificador es conocido y puede ser utilizado como tal.</text:p>
      <text:p text:style-name="P19">El operador :: hace que se haga referencia a la variable global en el caso de que una variable local tenga el mismo nombre.</text:p>
      <text:p text:style-name="P19">Las variables tambien tienen alcance en cuestión de tiempo, la clase automática de almacenamiento es auto, en donde se crea y destruye junto con la función en la que ha sido creada y declarada.</text:p>
      <text:p text:style-name="P19">Static hace que la variable permanezca viva durante la ejecución del programa, se declara en tiempo de ejecución y si no se declara, se coloca 0 por omisión. Así la función puede recordar el último valor que ha sido asignado a dicha variable.</text:p>
      <text:p text:style-name="P19">Extern solo se usa en variables locales y permite que pueda ser usada en otros archivos.</text:p>
      <text:p text:style-name="P19">Static de manera global hace que la variable solo pueda ser usada en el archivo actual además de asignarla en 0.</text:p>
      <text:p text:style-name="P19">Se usan las variables static de manera local cuando es necesario que la función recuerde su último valor. </text:p>
      <text:p text:style-name="P23">Register es una clase de almacenamiento de variables en la que se usan registros para poder almacenar el valor de las variables lo cual puede hacer que el acceso a la variable sea significativamente más rápido.</text:p>
      <text:p text:style-name="P19">Jamás se usan las variables globales como una alternativa a los parámetros de las funciones, las variables globales son usadas cuando varias funciones requieren acceder a la misma variable.</text:p>
      <text:h text:style-name="P30" text:outline-level="1">Notas</text:h>
      <text:p text:style-name="P2">Día: <text:span text:style-name="T7">22</text:span>/<text:span text:style-name="T7">marzo</text:span>/2024</text:p>
      <text:p text:style-name="P2">Tema:<text:span text:style-name="T7">Manejo de excepciones </text:span></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18">Excepción </text:p>
          </table:table-cell>
          <table:table-cell table:style-name="Tabla3.A1" office:value-type="string">
            <text:p text:style-name="P18">Es un método de detección y procesamiento de errores, permite detectar un error en el punto de código donde se ha generado y proporciona un método para procesarlo.</text:p>
            <text:p text:style-name="P18">El método genera un valor, objeto o variable que se le conoce como excepción y contiene la información del error y en donde se generó.</text:p>
          </table:table-cell>
        </table:table-row>
        <table:table-row>
          <table:table-cell table:style-name="Tabla3.A1" office:value-type="string">
            <text:p text:style-name="P18">Manejador de excepciones</text:p>
          </table:table-cell>
          <table:table-cell table:style-name="Tabla3.A1" office:value-type="string">
            <text:p text:style-name="P18">Es el código que se encarga de ocuparse de la excepción.</text:p>
          </table:table-cell>
        </table:table-row>
        <table:table-row>
          <table:table-cell table:style-name="Tabla3.A1" office:value-type="string">
            <text:p text:style-name="P10">Incapacidad el programa de obtener los recursos necesarios para su ejecución</text:p>
          </table:table-cell>
          <table:table-cell table:style-name="Tabla3.A1" office:value-type="string">
            <text:p text:style-name="P10">Datos resultantes erróneos.</text:p>
          </table:table-cell>
        </table:table-row>
        <table:table-row>
          <table:table-cell table:style-name="Tabla3.A1" office:value-type="string">
            <text:p text:style-name="P18">Try and catch</text:p>
          </table:table-cell>
          <table:table-cell table:style-name="Tabla3.A1" office:value-type="string">
            <text:p text:style-name="P18">Bajo try se colocan las instrucciones en donde por lo menos una de ellas es capaz de lanzar una excepción.Se coloca la palabra throw con el objeto que se va a lanzar.</text:p>
            <text:p text:style-name="P18">En catch se coloca el tipo de datos de la excepción así como el nombre que se le dará al objeto. El bloque de catch es el manejador de excepciones, se decide sacar el error y podemos salir con la función exit(1)</text:p>
            <text:p text:style-name="P18"/>
            <text:p text:style-name="P18">Se puede colocar más de una instrucción catch para un solo try.</text:p>
          </table:table-cell>
        </table:table-row>
        <table:table-row>
          <table:table-cell table:style-name="Tabla3.A1" office:value-type="string">
            <text:p text:style-name="P18">Código robusto</text:p>
          </table:table-cell>
          <table:table-cell table:style-name="Tabla3.A1" office:value-type="string">
            <text:p text:style-name="P18">Se puede usar una variable bool para controlar un ciclo while y dentro de la clausula catch regresar el control al while (continue), si el correcto el dato podemos romper el ciclo cambiando la variable a false.</text:p>
          </table:table-cell>
        </table:table-row>
        <table:table-row>
          <table:table-cell table:style-name="Tabla3.A1" office:value-type="string">
            <text:p text:style-name="P18">Cadenas </text:p>
          </table:table-cell>
          <table:table-cell table:style-name="Tabla3.A1" office:value-type="string">
            <text:p text:style-name="P18">Existen cadenas de tipo C que en realidad son arreglos de caracteres y cadenas de la clase String que son en realidad objetos.</text:p>
          </table:table-cell>
        </table:table-row>
        <table:table-row>
          <table:table-cell table:style-name="Tabla3.A1" office:value-type="string">
            <text:p text:style-name="P18">Sizeof()</text:p>
          </table:table-cell>
          <table:table-cell table:style-name="Tabla3.A1" office:value-type="string">
            <text:p text:style-name="P18">Función para conocer la longitud de los arreglos</text:p>
          </table:table-cell>
        </table:table-row>
        <table:table-row>
          <table:table-cell table:style-name="Tabla3.A1" office:value-type="string">
            <text:p text:style-name="P20">Clase</text:p>
          </table:table-cell>
          <table:table-cell table:style-name="Tabla3.A1" office:value-type="string">
            <text:p text:style-name="P20">Es un tipo de datos creado por el usuario</text:p>
          </table:table-cell>
        </table:table-row>
        <table:table-row>
          <table:table-cell table:style-name="Tabla3.A1" office:value-type="string">
            <text:p text:style-name="P20">Tipo de datos integrado</text:p>
          </table:table-cell>
          <table:table-cell table:style-name="Tabla3.A1" office:value-type="string">
            <text:p text:style-name="P20">Es una clase proporcionada de manera integral por el compilador. Los tipos de datos integrados se guardan en variables mientras que las clases de guardan en objetos.</text:p>
          </table:table-cell>
        </table:table-row>
        <table:table-row>
          <table:table-cell table:style-name="Tabla3.A1" office:value-type="string">
            <text:p text:style-name="P20">Literal de cadena</text:p>
          </table:table-cell>
          <table:table-cell table:style-name="Tabla3.A1" office:value-type="string">
            <text:p text:style-name="P20">Cualquier secuencia de caracteres en medio de comillas</text:p>
          </table:table-cell>
        </table:table-row>
        <table:table-row>
          <table:table-cell table:style-name="Tabla3.A1" office:value-type="string">
            <text:p text:style-name="P20">getLine(cin, String, &lt;<text:span text:style-name="T9">Caracter de termino</text:span>&gt;)</text:p>
          </table:table-cell>
          <table:table-cell table:style-name="Tabla3.A1" office:value-type="string">
            <text:p text:style-name="P21">Captura todos los datos en String hasta <text:span text:style-name="T8">el carácter </text:span><text:soft-page-break/><text:span text:style-name="T8">del tercer parámetro (\n por omisión),este último carácter no formará parte de la cadena.</text:span></text:p>
            <text:p text:style-name="P22">Cin deja de leer cuando hay un espacio en blanco.</text:p>
          </table:table-cell>
        </table:table-row>
        <table:table-row>
          <table:table-cell table:style-name="Tabla3.A1" office:value-type="string">
            <text:p text:style-name="P22">Buffer</text:p>
          </table:table-cell>
          <table:table-cell table:style-name="Tabla3.A1" office:value-type="string">
            <text:p text:style-name="P22">Cin deja el valor de \n cuando recoge datos, por lo que no es buena idea mezclarla con getLine(). Se puede usar cin.ignore() o guardar \n en un char e ignorarla.</text:p>
          </table:table-cell>
        </table:table-row>
        <table:table-row>
          <table:table-cell table:style-name="Tabla3.A1" office:value-type="string">
            <text:p text:style-name="P25">La clase String </text:p>
          </table:table-cell>
          <table:table-cell table:style-name="Tabla3.A1" office:value-type="string">
            <text:p text:style-name="P25">Es una biblioteca estándar proporcionada por C++ para la creación y manipulación de literales de cadenas.</text:p>
          </table:table-cell>
        </table:table-row>
        <table:table-row>
          <table:table-cell table:style-name="Tabla3.A1" office:value-type="string">
            <text:p text:style-name="P25">Métodos constructores</text:p>
          </table:table-cell>
          <table:table-cell table:style-name="Tabla3.A1" office:value-type="string">
            <text:list text:style-name="L1">
              <text:list-item>
                <text:p text:style-name="P32">Constructor vacío = </text:p>
              </text:list-item>
              <text:list-item>
                <text:p text:style-name="P32">Valor String dentro de constructor</text:p>
              </text:list-item>
              <text:list-item>
                <text:p text:style-name="P32">Generar substrings con un String e int</text:p>
              </text:list-item>
              <text:list-item>
                <text:p text:style-name="P32">Generar substring con string desde n con p caracteres</text:p>
              </text:list-item>
              <text:list-item>
                <text:p text:style-name="P32">Iniciar un String con copias de un char n veces</text:p>
              </text:list-item>
              <text:list-item>
                <text:p text:style-name="P32"/>
              </text:list-item>
            </text:list>
          </table:table-cell>
        </table:table-row>
        <table:table-row>
          <table:table-cell table:style-name="Tabla3.A1" office:value-type="string">
            <text:p text:style-name="P27">Métodos de procesamiento de cadenas</text:p>
          </table:table-cell>
          <table:table-cell table:style-name="Tabla3.A1" office:value-type="string">
            <text:list text:style-name="L2">
              <text:list-item>
                <text:p text:style-name="P33">Tamaño length() o size()</text:p>
              </text:list-item>
              <text:list-item>
                <text:p text:style-name="P33">Caracter al indice at()</text:p>
              </text:list-item>
              <text:list-item>
                <text:p text:style-name="P33">Comparar cadenas compare()</text:p>
              </text:list-item>
              <text:list-item>
                <text:p text:style-name="P33">Comprobar si está vacía</text:p>
              </text:list-item>
              <text:list-item>
                <text:p text:style-name="P33">Borrar una parte </text:p>
              </text:list-item>
              <text:list-item>
                <text:p text:style-name="P33">Borrar un carácter al indice</text:p>
              </text:list-item>
              <text:list-item>
                <text:p text:style-name="P33">Encontrar el indice inicial de un carácter con o sin lugar donde iniciar</text:p>
              </text:list-item>
              <text:list-item>
                <text:p text:style-name="P33">Insertar cadenas en determinado lugar</text:p>
              </text:list-item>
              <text:list-item>
                <text:p text:style-name="P33">Reemplazar partes</text:p>
              </text:list-item>
              <text:list-item>
                <text:p text:style-name="P33">Hacer substrings</text:p>
              </text:list-item>
              <text:list-item>
                <text:p text:style-name="P33">Intercambiar valores con otra cadena</text:p>
              </text:list-item>
            </text:list>
          </table:table-cell>
        </table:table-row>
      </table:table>
      <text:p text:style-name="P2"/>
      <text:p text:style-name="P2">Resumen:</text:p>
      <text:p text:style-name="P26">Una excepción es un método de procesamiento de errores, la cual permite detectar el punto en donde se ha generado este. El método que lanza la excepción genera un valor, objeto o variable que es la excepción en sí y que el manejador de excepciones se ocupa de ella.</text:p>
      <text:p text:style-name="P26">Existen dos tipos de excepciones, las que dar resultados erroneos y las que no tienen la capacidad de obtener los datos necesarios para su ejecución.</text:p>
      <text:p text:style-name="P26">Bajo try se colocan las instrucciones en donde puede ocurrir una excepción, mientras que en el bloque catch se coloca el manejador de la excepción.</text:p>
      <text:p text:style-name="P26">Se puede hacer que el usuario ingrese el valor adecuado cuando se coloca una variable bool que es modificada cuando el valor correcto ha sido ingresada. El manejador de excepciones regresa al inicio del ciclo.</text:p>
      <text:p text:style-name="P26">Una clase es una plantilla para un tipo de datos personalizado o creado por el usuario.</text:p>
      <text:p text:style-name="P26"><text:soft-page-break/>Un tipo de datos integrado son aquellos que se encuentran dentro del compilador. Los tipos de datos integrados se guardan en variables mientras que las clases se guardan en objetos.</text:p>
      <text:p text:style-name="P26">Cin deja un /n en el buffer.</text:p>
      <text:p text:style-name="P28">La clase string es una biblioteca estandar que tiene el compilador de C, sus constructores incluyen los que crean las String desde 0 o las que crean subcadenas de otras. Además se incluyen métodos para poder obtener caracteres al indice, sustituir, reemplazar, eliminar. etc</text:p>
      <text:h text:style-name="P30" text:outline-level="1">Notas</text:h>
      <text:p text:style-name="P2">Día: <text:span text:style-name="T9">4</text:span>/<text:span text:style-name="T9">abril</text:span>/2024</text:p>
      <text:p text:style-name="P2">Tema: <text:span text:style-name="T9">Métodos de caracteres</text:span></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4">Métodos de manipulación</text:p>
          </table:table-cell>
          <table:table-cell table:style-name="Tabla4.A1" office:value-type="string">
            <text:list text:style-name="L3">
              <text:list-item>
                <text:p text:style-name="P36"><text:span text:style-name="T10">Es alpha</text:span></text:p>
              </text:list-item>
              <text:list-item>
                <text:p text:style-name="P35">Es alpha numerico</text:p>
              </text:list-item>
              <text:list-item>
                <text:p text:style-name="P35">Es mayuscula/minuscula</text:p>
              </text:list-item>
              <text:list-item>
                <text:p text:style-name="P35">Es digito</text:p>
              </text:list-item>
              <text:list-item>
                <text:p text:style-name="P35">Es Ascii</text:p>
              </text:list-item>
              <text:list-item>
                <text:p text:style-name="P35">Es espacio</text:p>
              </text:list-item>
              <text:list-item>
                <text:p text:style-name="P35">Es imprimible</text:p>
              </text:list-item>
              <text:list-item>
                <text:p text:style-name="P35">Es de controlar</text:p>
              </text:list-item>
              <text:list-item>
                <text:p text:style-name="P35">Es de puntuación</text:p>
              </text:list-item>
              <text:list-item>
                <text:p text:style-name="P35">Pasar a mayúscula/minúscula</text:p>
              </text:list-item>
              <text:list-item>
                <text:p text:style-name="P35"/>
              </text:list-item>
            </text:list>
          </table:table-cell>
        </table:table-row>
        <table:table-row>
          <table:table-cell table:style-name="Tabla4.A1" office:value-type="string">
            <text:p text:style-name="P34">Valores devueltos por funciones isType</text:p>
          </table:table-cell>
          <table:table-cell table:style-name="Tabla4.A1" office:value-type="string">
            <text:p text:style-name="P34">Son valores diferentes de 0 cuando es verdadero y 0 cuando es falso, por lo que no es compatible con el tipo booleano.</text:p>
          </table:table-cell>
        </table:table-row>
        <table:table-row>
          <table:table-cell table:style-name="Tabla4.A1" office:value-type="string">
            <text:p text:style-name="P34">Obtener los elementos de un String como si se tratara de un array.</text:p>
          </table:table-cell>
          <table:table-cell table:style-name="Tabla4.A1" office:value-type="string">
            <text:p text:style-name="P34">Es lo mismo que el métrodo at(), pero no deberían mezclarse dentro de un mismo programa.</text:p>
          </table:table-cell>
        </table:table-row>
        <table:table-row>
          <table:table-cell table:style-name="Tabla4.A1" office:value-type="string">
            <text:p text:style-name="P34">E/S de caracteres</text:p>
          </table:table-cell>
          <table:table-cell table:style-name="Tabla4.A1" office:value-type="string">
            <text:p text:style-name="P34">Es la forma en la que las entradas y salidas de un programa se colocan, siempre se está restringido a ellas, pero el programador regularmente no piensa en ellas de esa manera.</text:p>
          </table:table-cell>
        </table:table-row>
        <table:table-row>
          <table:table-cell table:style-name="Tabla4.A1" office:value-type="string">
            <text:p text:style-name="P34">Cin.ignore(n, char)</text:p>
          </table:table-cell>
          <table:table-cell table:style-name="Tabla4.A1" office:value-type="string">
            <text:p text:style-name="P34">Ignora un máximo de n caracteres hasta encontrar a char.</text:p>
          </table:table-cell>
        </table:table-row>
        <table:table-row>
          <table:table-cell table:style-name="Tabla4.A1" office:value-type="string">
            <text:p text:style-name="P34">Reprecentación de los caracteres</text:p>
          </table:table-cell>
          <table:table-cell table:style-name="Tabla4.A1" office:value-type="string">
            <text:p text:style-name="P34">Todas las teclas que se presionan tienen una reprecentación numérica (incluyendo espacio, enter y demás.), lo cual lo hace más sencillo para comparar las cadenas y caracteres, además de la posibilidad de reprecentar miles de caracteres como números, así la comparación de caracteres se reduce a comparación de números.</text:p>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
      <text:p text:style-name="P2">Resumen:</text:p>
      <text:p text:style-name="P2"/>
      <text:h text:style-name="P31" text:outline-level="1">Notas</text:h>
      <text:p text:style-name="P4">Día: //2024</text:p>
      <text:p text:style-name="P4">Tema:</text:p>
      <text:p text:style-name="P4"/>
      <table:table table:name="Tabla5" table:style-name="Tabla5">
        <table:table-column table:style-name="Tabla5.A"/>
        <table:table-column table:style-name="Tabla5.B"/>
        <table:table-row>
          <table:table-cell table:style-name="Tabla5.A1" office:value-type="string">
            <text:p text:style-name="P3">Pregunta/Concepto</text:p>
          </table:table-cell>
          <table:table-cell table:style-name="Tabla5.A1" office:value-type="string">
            <text:p text:style-name="P3">Respuesta</text:p>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
      <text:p text:style-name="P4">Resumen:</text:p>
      <text:p text:style-name="P4"/>
      <text:h text:style-name="P31" text:outline-level="1">Notas</text:h>
      <text:p text:style-name="P4">Día: //2024</text:p>
      <text:p text:style-name="P4">Tema:</text:p>
      <text:p text:style-name="P4"/>
      <table:table table:name="Tabla6" table:style-name="Tabla6">
        <table:table-column table:style-name="Tabla6.A"/>
        <table:table-column table:style-name="Tabla6.B"/>
        <table:table-row>
          <table:table-cell table:style-name="Tabla6.A1" office:value-type="string">
            <text:p text:style-name="P3">Pregunta/Concepto</text:p>
          </table:table-cell>
          <table:table-cell table:style-name="Tabla6.A1" office:value-type="string">
            <text:p text:style-name="P3">Respuesta</text:p>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
      <text:p text:style-name="P4">Resumen:</text:p>
      <text:p text:style-name="P4"/>
      <text:h text:style-name="P31" text:outline-level="1">Notas</text:h>
      <text:p text:style-name="P4">Día: //2024</text:p>
      <text:p text:style-name="P4">Tema:</text:p>
      <text:p text:style-name="P4"/>
      <table:table table:name="Tabla7" table:style-name="Tabla7">
        <table:table-column table:style-name="Tabla7.A"/>
        <table:table-column table:style-name="Tabla7.B"/>
        <table:table-row>
          <table:table-cell table:style-name="Tabla7.A1" office:value-type="string">
            <text:p text:style-name="P3">Pregunta/Concepto</text:p>
          </table:table-cell>
          <table:table-cell table:style-name="Tabla7.A1" office:value-type="string">
            <text:p text:style-name="P3">Respuesta</text:p>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
      <text:p text:style-name="P4">Resumen:</text:p>
      <text:p text:style-name="P4"/>
      <text:h text:style-name="P31" text:outline-level="1">Notas</text:h>
      <text:p text:style-name="P4">Día: //2024</text:p>
      <text:p text:style-name="P4">Tema:</text:p>
      <text:p text:style-name="P4"/>
      <table:table table:name="Tabla8" table:style-name="Tabla8">
        <table:table-column table:style-name="Tabla8.A"/>
        <table:table-column table:style-name="Tabla8.B"/>
        <table:table-row>
          <table:table-cell table:style-name="Tabla8.A1" office:value-type="string">
            <text:p text:style-name="P3">Pregunta/Concepto</text:p>
          </table:table-cell>
          <table:table-cell table:style-name="Tabla8.A1" office:value-type="string">
            <text:p text:style-name="P3">Respuesta</text:p>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
      <text:p text:style-name="P4">Resumen:</text:p>
      <text:p text:style-name="P4"/>
      <text:h text:style-name="P31" text:outline-level="1">Notas</text:h>
      <text:p text:style-name="P4">Día: //2024</text:p>
      <text:p text:style-name="P4">Tema:</text:p>
      <text:p text:style-name="P4"/>
      <table:table table:name="Tabla9" table:style-name="Tabla9">
        <table:table-column table:style-name="Tabla9.A"/>
        <table:table-column table:style-name="Tabla9.B"/>
        <table:table-row>
          <table:table-cell table:style-name="Tabla9.A1" office:value-type="string">
            <text:p text:style-name="P3">Pregunta/Concepto</text:p>
          </table:table-cell>
          <table:table-cell table:style-name="Tabla9.A1" office:value-type="string">
            <text:p text:style-name="P3">Respuesta</text:p>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
      <text:p text:style-name="P4">Resumen:</text:p>
      <text:p text:style-name="P4"/>
      <text:h text:style-name="P31" text:outline-level="1">Notas</text:h>
      <text:p text:style-name="P4">Día: //2024</text:p>
      <text:p text:style-name="P4">Tema:</text:p>
      <text:p text:style-name="P4"/>
      <table:table table:name="Tabla10" table:style-name="Tabla10">
        <table:table-column table:style-name="Tabla10.A"/>
        <table:table-column table:style-name="Tabla10.B"/>
        <table:table-row>
          <table:table-cell table:style-name="Tabla10.A1" office:value-type="string">
            <text:p text:style-name="P3">Pregunta/Concepto</text:p>
          </table:table-cell>
          <table:table-cell table:style-name="Tabla10.A1" office:value-type="string">
            <text:p text:style-name="P3">Respuesta</text:p>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
      <text:p text:style-name="P4">Resume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09:43:24.839549191</meta:creation-date>
    <dc:title>Notas</dc:title>
    <meta:editing-duration>PT16H41M12S</meta:editing-duration>
    <meta:editing-cycles>18</meta:editing-cycles>
    <meta:generator>LibreOffice/7.5.9.2$Linux_X86_64 LibreOffice_project/50$Build-2</meta:generator>
    <dc:date>2024-04-04T21:36:55.521882969</dc:date>
    <meta:document-statistic meta:table-count="10" meta:image-count="0" meta:object-count="0" meta:page-count="14" meta:paragraph-count="224" meta:word-count="2112" meta:character-count="12459" meta:non-whitespace-character-count="10577"/>
    <meta:template xlink:type="simple" xlink:actuate="onRequest" xlink:title="Notas" xlink:href="../../../../Plantillas/Notas.ott" meta:date="2024-03-13T09:43:23.573721749"/>
  </office:meta>
</office:document-meta>
</file>